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df4a" officeooo:paragraph-rsid="0018df4a"/>
    </style:style>
    <style:style style:name="P2" style:family="paragraph" style:parent-style-name="Standard">
      <style:text-properties fo:font-weight="bold" officeooo:rsid="0018df4a" officeooo:paragraph-rsid="0018df4a" style:font-weight-asian="bold" style:font-weight-complex="bold"/>
    </style:style>
    <style:style style:name="P3" style:family="paragraph" style:parent-style-name="Standard">
      <style:paragraph-properties fo:text-align="center" style:justify-single-word="false"/>
      <style:text-properties fo:font-weight="bold" officeooo:rsid="001c65fa" officeooo:paragraph-rsid="001c65fa" style:font-weight-asian="bold" style:font-weight-complex="bold"/>
    </style:style>
    <style:style style:name="P4" style:family="paragraph" style:parent-style-name="Standard">
      <style:paragraph-properties fo:text-align="center" style:justify-single-word="false"/>
      <style:text-properties fo:font-weight="bold" officeooo:rsid="001da6a9" officeooo:paragraph-rsid="001da6a9" style:font-weight-asian="bold" style:font-weight-complex="bold"/>
    </style:style>
    <style:style style:name="P5" style:family="paragraph" style:parent-style-name="Standard">
      <style:paragraph-properties fo:text-align="center" style:justify-single-word="false"/>
      <style:text-properties fo:font-weight="bold" officeooo:rsid="001fb2e5" officeooo:paragraph-rsid="001fb2e5" style:font-weight-asian="bold" style:font-weight-complex="bold"/>
    </style:style>
    <style:style style:name="P6" style:family="paragraph" style:parent-style-name="Standard">
      <style:text-properties officeooo:rsid="001fb2e5" officeooo:paragraph-rsid="001fb2e5"/>
    </style:style>
    <style:style style:name="P7" style:family="paragraph" style:parent-style-name="Standard">
      <style:text-properties officeooo:rsid="0020edba" officeooo:paragraph-rsid="0020edba"/>
    </style:style>
    <style:style style:name="T1" style:family="text">
      <style:text-properties fo:font-weight="bold" style:font-weight-asian="bold" style:font-weight-complex="bold"/>
    </style:style>
    <style:style style:name="T2" style:family="text">
      <style:text-properties officeooo:rsid="0020282f"/>
    </style:style>
    <style:style style:name="T3" style:family="text">
      <style:text-properties officeooo:rsid="00211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DIO</text:p>
      <text:p text:style-name="P1"/>
      <text:p text:style-name="P1"><text:span text:style-name="T1">Objectif : </text:span>Accompagner l'utilisateur dans sa première connexion et au cours de son expérience. Aider à installer un contexte narratif et à poser l'atmosphère du projet, à l'aide d'émissions parlées et de pièces musicales.</text:p>
      <text:p text:style-name="P1"><text:span text:style-name="T1">Ressources :</text:span> Un enregistreur numérique</text:p>
      <text:p text:style-name="P1"><text:span text:style-name="T1">Résultats attendus : </text:span>Production de plusieurs enregistrements qui seront intégrés à l'application, ainsi qu'une playlist.</text:p>
      <text:p text:style-name="P1"><text:span text:style-name="T1">Acteurs : </text:span>Une scénariste, une doubleuse, une ingénieure du son/perchiste</text:p>
      <text:p text:style-name="P1"><text:span text:style-name="T1">Environnement :</text:span> Un logiciel de montage sonore (Audition)</text:p>
      <text:p text:style-name="P2">Sous-processus/actions : </text:p>
      <text:p text:style-name="P1">- Définir des concepts d'émissions et la personnalité des présentateurs</text:p>
      <text:p text:style-name="P1">- Ecrire les émissions</text:p>
      <text:p text:style-name="P1">- Enregistrer les émissions</text:p>
      <text:p text:style-name="P1">- Collecter des bruitages et musiques</text:p>
      <text:p text:style-name="P1">- Produire une démo de radio</text:p>
      <text:p text:style-name="P1">- Définir des contraintes liées à la radio dans le cahier des charges et le confier à un développeur.</text:p>
      <text:p text:style-name="P1"/>
      <text:p text:style-name="P1"/>
      <text:p text:style-name="P4">TEASER</text:p>
      <text:p text:style-name="P2"/>
      <text:p text:style-name="P1"><text:span text:style-name="T1">Objectif :</text:span> Produire un teaser pour le projet, une vidéo immersive de quelques minutes afin de rendre compte de l'atmosphère et du contexte fictif de Ruins et de présenter le projet devant un jury de professionnels.</text:p>
      <text:p text:style-name="P1"><text:span text:style-name="T1">Ressources : </text:span>5 feuilles de papier en grammage 300 et au format raisin, 5 tubes de couleurs primaires gouache et acrylique, 1 pinceau brosse et un pinceau fin en poils de martre, enregistreur numérique, un appareil photo reflex.</text:p>
      <text:p text:style-name="P1"><text:span text:style-name="T1">Résultats attendus : </text:span>Une compréhension profonde de l'intention du projet, un aval pour la poursuite de la réalisation, une note supérieure à 15.</text:p>
      <text:p text:style-name="P1"><text:span text:style-name="T1">Acteurs : </text:span>Une peintre, une monteuse-scénariste, une doubleuse, un aide-monteur-sauveteur, des encadrants</text:p>
      <text:p text:style-name="P1"><text:span text:style-name="T1">Environnement : </text:span>Des logiciels de traitement d'image (Photoshop &amp; Illustrator), des logiciels de montage vidéo (Premiere Pro et After Effects)</text:p>
      <text:p text:style-name="P2">Sous-processus/Actions : </text:p>
      <text:p text:style-name="P1">- Définir le concept de peinture-roman</text:p>
      <text:p text:style-name="P1">- Définir le scénario (actions, lieux, bruitages)</text:p>
      <text:p text:style-name="P1">- Dessiner un story-board</text:p>
      <text:p text:style-name="P1">- Rechercher des sons libres de droits et les articuler</text:p>
      <text:p text:style-name="P1">- Ecrire le texte de la voix off</text:p>
      <text:p text:style-name="P1">- Produire une série de planches peintes</text:p>
      <text:p text:style-name="P1">- Enregistrer la voix off</text:p>
      <text:p text:style-name="P1">- Produire le générique</text:p>
      <text:p text:style-name="P1">- Photographier les planches, les recadrer et les retoucher en infographie</text:p>
      <text:p text:style-name="P1">- Maquetter la vidéo sur Premiere Pro</text:p>
      <text:p text:style-name="P1">- Monter les différentes séquences (sur After Effects) puis les assembler (sur Premiere Pro)</text:p>
      <text:p text:style-name="P1">- Egaliser/Harmoniser la bande son</text:p>
      <text:p text:style-name="P1"/>
      <text:p text:style-name="P1"/>
      <text:p text:style-name="P1"/>
      <text:p text:style-name="P1"/>
      <text:p text:style-name="P1"/>
      <text:p text:style-name="P1"/>
      <text:p text:style-name="P1"><text:soft-page-break/></text:p>
      <text:p text:style-name="P5">PROBLEME : LE DEVELOPPEMENT DE NOTRE APPLI</text:p>
      <text:p text:style-name="P6"/>
      <text:p text:style-name="P6"><text:span text:style-name="T1">Description du problème :</text:span> L'évolution de l'équipe (et sa scission) fait que nous n'avons plus de personne suffisamment qualifiée pour programmer notre projet.</text:p>
      <text:p text:style-name="P6"><text:span text:style-name="T1">Personnes concernées :</text:span> Les membres de l'équipe qui ne sont pas qualifiées pour ces tâches</text:p>
      <text:p text:style-name="P6"><text:span text:style-name="T1">Contexte :</text:span> Développement du site web et de l'application. Nous devions rendre une maquette fonctionnelle de notre application lors du jury et cet objectif semble compromis.</text:p>
      <text:p text:style-name="P6">Depuis quand le problème existe-t-il : Depuis la scission de l'équipe, en janvier.</text:p>
      <text:p text:style-name="P6"><text:span text:style-name="T1">Solutions déjà testées :</text:span> Après quelques recherches, nous réalisons que nous ne pourrons pas nous former suffisamment pour arriver à programmer nous-mêmes le projet. Nous nous sommes donc concertées avec le corps enseignant pour trouver une solution.</text:p>
      <text:p text:style-name="P6"><text:span text:style-name="T1">Description des faits constatés et localisation des événements et des personnes concernées : </text:span>Nous rencontrons notamment des problèmes pour modéliser notre base de données, pour développer une application mobile interactive, ou encore faire un algorithme définissant le comportement de la radio.</text:p>
      <text:p text:style-name="P6"><text:span text:style-name="T1">Solutions optimales trouvées :</text:span> Nous choisissons d'établir un cahier des charges précis et complet en vue d'un développement ultérieur de notre projet et de présenter ce travail prêt à être développé au jury. <text:span text:style-name="T2">Notre projet sera ancré dans une temporalité plus large que celle prévue par l'année universitaire : développement après le jury, contexte de la COP21.</text:span></text:p>
      <text:p text:style-name="P6"/>
      <text:p text:style-name="P7">TÂCHES UTILISATEURS</text:p>
      <text:p text:style-name="P7"/>
      <text:p text:style-name="P7">→ Accès au site web : Dans l'idée de fluidifier l'accès aux différents canaux de l'expérience utilisateur, le site web collaboratif sera accessible directement depuis l'application. Sur la cartographie de l'application, où chaque lieu renvoie à un module spécifique du scénario, un lieu sera dé<text:span text:style-name="T3">di</text:span>é à l'espace communautaire. Il prend la forme d'une bouche de métro de style art nouveau et correspond au refuge des survivants. Au cours de la cons<text:span text:style-name="T3">tit</text:span>ution de son corpus de survivant, l'utilisateur pourra se rendre sur le site web de Ruins afin de partager ses idées avec les autres utilisateurs, de poster des contenus créatifs et de prolonger son expérience. Il lui suffira pour cela d'emprunter ce souterrain depuis l'interface principale. Une fois que l'utilisateur a cliqué sur la bouche de métro, une fenêtre extérieur<text:span text:style-name="T3">e</text:span> s'ouvre sur le site web.</text:p>
      <text:p text:style-name="P7"/>
      <text:p text:style-name="P7">→ Première connexion : A l'ouverture de l'application, un écran de chargement s'affiche, sur lequel on peut voir le logo de Ruins. En fond sonore ont entend des bruitages de vieille radio qu'on règle, puis de la musique, un Nocturne de Chopin, ainsi que des grésillements. La cartographie s'affiche alors, sans que l'utilisateur puisse interagir avec. Elle défile doucement sur l'écran. Le volume de la musique diminue et la voix off présente la première émission de la radio de Ruins, qui introduit le contexte de Paris envahi par les plantes. Le volume de la musique remonte. La cartographie s'affiche alors de manière fixe et une pop-up invite l'utilisateur à créer son compte ou à se connecter. Une fois connecté, l'utilisateur est initié aux principales fonctions de l'interface -Cartographie, corpus, profil, radio- grâce à une mise en surbrillance des différents éléments de l'interface et un texte explicatif. La cartographie s'affiche normalement et l'utilisateur peut commencer son expérience à proprement par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1T12:03:14.232000000</meta:creation-date>
    <dc:date>2015-05-12T12:22:58.714000000</dc:date>
    <meta:editing-duration>PT21H34M56S</meta:editing-duration>
    <meta:editing-cycles>6</meta:editing-cycles>
    <meta:generator>LibreOffice/4.3.4.1$Windows_x86 LibreOffice_project/bc356b2f991740509f321d70e4512a6a54c5f243</meta:generator>
    <meta:document-statistic meta:table-count="0" meta:image-count="0" meta:object-count="0" meta:page-count="2" meta:paragraph-count="43" meta:word-count="859" meta:character-count="5542" meta:non-whitespace-character-count="4724"/>
  </office:meta>
</office:document-meta>
</file>